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1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2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3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4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6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18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0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1" style:family="paragraph" style:parent-style-name="Standard">
      <style:paragraph-properties fo:margin-top="0.0835in" fo:margin-bottom="0.111in" fo:line-height="120%" fo:break-before="page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2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3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5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26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27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28" style:family="paragraph" style:parent-style-name="Standard" style:master-page-name="Convert_20_1">
      <style:paragraph-properties fo:margin-top="0.0835in" fo:margin-bottom="0.111in" fo:line-height="120%" style:page-number="auto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8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40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41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2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3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4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GRAY CALHOUN</text:p>
      <text:p text:style-name="P1"/>
      <text:p text:style-name="P1"/>
      <text:p text:style-name="P12"><text:span text:style-name="T3"><text:tab/>email: </text:span><text:span text:style-name="T4">gcalhoun@iastate.edu</text:span></text:p>
      <text:p text:style-name="P12"><text:span text:style-name="T3"><text:tab/>phone: </text:span><text:span text:style-name="T4">(858) 361-4248</text:span></text:p>
      <text:p text:style-name="P12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2"><text:span text:style-name="T3"><text:tab/>last updated: </text:span><text:span text:style-name="T4"><text:date style:data-style-name="N84" text:date-value="2015-04-29T14:03:11.99" text:fixed="true">2015-04-29</text:date></text:span></text:p>
      <text:p text:style-name="P19"/>
      <text:p text:style-name="P20">EDUCATION</text:p>
      <text:p text:style-name="P10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9"><text:span text:style-name="T8">MS in Statistics, 2006</text:span><text:span text:style-name="T10"><text:tab/></text:span></text:p>
      <text:p text:style-name="P29"><text:span text:style-name="T8">Thesis title: </text:span><text:span text:style-name="T11">Limit theory for overfit models </text:span></text:p>
      <text:p text:style-name="P31">Advisors: Graham Elliott and Allan Timmermann</text:p>
      <text:p text:style-name="P2"/>
      <text:p text:style-name="P11"><text:span text:style-name="T6">Tufts University<text:tab/></text:span><text:span text:style-name="T7">1997 to 2001</text:span></text:p>
      <text:p text:style-name="P3">BA in Mathematics, 2001</text:p>
      <text:p text:style-name="P6"/>
      <text:p text:style-name="P20">ACADEMIC POSITIONS</text:p>
      <text:p text:style-name="P11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0">GRANTS AND AWARDS</text:p>
      <text:p text:style-name="P38">Iowa State University Strategic Initiative, "Graphical Processing Units (GPU) for Parallel Computing," with Helle Bunzel, Jarad Niemi, and Mervyn Marasinghe, 2012. ($87,727.39)</text:p>
      <text:p text:style-name="P39"><text:span text:style-name="T13">Walter P. Heller Award for Outstanding Third-Year Paper, UCSD Economics Department, 2006</text:span></text:p>
      <text:p text:style-name="P20">PUBLICATIONS</text:p>
      <text:p text:style-name="P30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14"/>
      <text:p text:style-name="P28">WORKING PAPERS</text:p>
      <text:p text:style-name="P40"><text:span text:style-name="T8">Out-of-sample comparisons of overfit models. Working Paper 11002, Iowa State University, 2014 (submitted to </text:span><text:span text:style-name="T11">Quantitative Economics</text:span><text:span text:style-name="T8">)</text:span></text:p>
      <text:p text:style-name="P40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40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40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40"><text:span text:style-name="T8">Causality in the Reinhart-Rogoff dataset, the plots thicken. 2015 (submitted to </text:span><text:span text:style-name="T11">Economic Letters</text:span><text:span text:style-name="T8">)</text:span></text:p>
      <text:p text:style-name="P41">Graphing better Impulse Response Functions for discrete-time linear models. 2015 (joint with Seth Pruitt) </text:p>
      <text:p text:style-name="P41">A simple block bootstrap for asymptotically normal out-of-sample test statistics. 2015</text:p>
      <text:p text:style-name="P14"/>
      <text:p text:style-name="P20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24"><text:span text:style-name="T13">2009<text:tab/>Federal Deposit Insurance Corporation; Iowa State University; <text:tab/><text:tab/>Federal Reserve Bank of Kansas City; Wayne State University.</text:span></text:p>
      <text:p text:style-name="P21">TEACHING</text:p>
      <text:p text:style-name="P42"><text:span text:style-name="T8">PhD Macroeconometrics<text:tab/></text:span><text:span text:style-name="T12">2011 to present</text:span></text:p>
      <text:p text:style-name="P42"><text:span text:style-name="T8">PhD Econometrics 1<text:tab/></text:span><text:span text:style-name="T12">2009 to present</text:span></text:p>
      <text:p text:style-name="P42"><text:span text:style-name="T8">Principles of Macroeconomics<text:tab/></text:span><text:span text:style-name="T12">2010 to present</text:span></text:p>
      <text:p text:style-name="P42"><text:span text:style-name="T8">Undergraduate Econometrics 3 (UCSD)<text:tab/></text:span><text:span text:style-name="T12">Spring 2009</text:span></text:p>
      <text:p text:style-name="P15"/>
      <text:p text:style-name="P20">GRADUATE STUDENT ADVISING</text:p>
      <text:p text:style-name="P16"><text:tab/>PhD students, Major Professor</text:p>
      <text:p text:style-name="P25">Anwen Yin, PhD Economics<text:tab/>2015 (planned)</text:p>
      <text:p text:style-name="P26">Co-advisor with Helle Bunzel</text:p>
      <text:p text:style-name="P27">Placement: Assistant Prof. of Economics at Texas A&amp;M International University</text:p>
      <text:p text:style-name="P43">Matt Simpson, PhD Economics and Statistics<text:tab/>2015 (planned)</text:p>
      <text:p text:style-name="P27">Co-advisor with Jarad Niemi</text:p>
      <text:p text:style-name="P27">Placement: Postdoc in Statistics at University of Missouri</text:p>
      <text:p text:style-name="P14"/>
      <text:p text:style-name="P17"><text:tab/>Graduate student ccommittee membership</text:p>
      <text:p text:style-name="P37">Samantha Tyner, PhD Statistics<text:tab/>current student</text:p>
      <text:p text:style-name="P37">Carson Sievert, PhD Statistics<text:tab/>current student</text:p>
      <text:p text:style-name="P37">Yang He, PhD Economics<text:tab/>current student</text:p>
      <text:p text:style-name="P32">Ziran Li, PhD Economics<text:tab/><text:span text:style-name="T14">current student</text:span></text:p>
      <text:p text:style-name="P32">Soumnyadip Roy, PhD Economics<text:tab/><text:span text:style-name="T14">current student</text:span></text:p>
      <text:p text:style-name="P33">Zabid Iqbal, PhD Economics<text:tab/><text:span text:style-name="T14">current student</text:span></text:p>
      <text:p text:style-name="P34">Jessica Short, MS Statistics<text:tab/>2015 (planned)</text:p>
      <text:p text:style-name="P34">Sam Helmich, MS Statistics<text:tab/>2015 (planned)</text:p>
      <text:p text:style-name="P33">Xiying Liu, PhD Economics<text:tab/>2015 (planned)</text:p>
      <text:p text:style-name="P34">Matthew Clancy, PhD Economics<text:tab/>2015 (planned)</text:p>
      <text:p text:style-name="P35">Deung-Yong Heo, PhD Economics<text:tab/><text:span text:style-name="T13">2015 (planned)</text:span></text:p>
      <text:p text:style-name="P35">Yihui Xie, PhD Statistics<text:tab/>2013</text:p>
      <text:p text:style-name="P36">Nathan Zimmerman, MS Statistics<text:tab/>2013</text:p>
      <text:p text:style-name="P36">Jeremiah Richey, PhD Economics<text:tab/>2012</text:p>
      <text:p text:style-name="P36">Ozgu Serttas, PhD Economics<text:tab/>2010</text:p>
      <text:p text:style-name="P14"/>
      <text:p text:style-name="P20"><text:soft-page-break/>PROFESSIONAL SERVICE</text:p>
      <text:p text:style-name="P23"><text:tab/>Journal and handbook referee</text:p>
      <text:p text:style-name="P22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3"/>
      <text:p text:style-name="P16"><text:tab/>University committees at Iowa State</text:p>
      <text:p text:style-name="P33">Faculty Representative Assembley Executive Committee<text:tab/>2014 to present</text:p>
      <text:p text:style-name="P32">Faculty Representative Assembley<text:tab/>2013 to present</text:p>
      <text:p text:style-name="P13"/>
      <text:p text:style-name="P16"><text:tab/>Departmental committees at Iowa State</text:p>
      <text:p text:style-name="P32">Agricultural economist hiring<text:tab/>2014 to 2015</text:p>
      <text:p text:style-name="P32">Environmental and resource economist hiring<text:tab/>2013 to 2014</text:p>
      <text:p text:style-name="P32">Computer support staff hiring<text:tab/>2012 to 2013</text:p>
      <text:p text:style-name="P32">Graduate Student Admissions<text:tab/>2009 to 2013</text:p>
      <text:p text:style-name="P32">Computer Committee<text:tab/>2009 to 2014</text:p>
      <text:p text:style-name="P13"/>
      <text:p text:style-name="P16"><text:tab/>Professional membership</text:p>
      <text:p text:style-name="P18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2"><draw:text-box><text:p text:style-name="Footer"><text:span text:style-name="Page_20_Number"><text:span text:style-name="MT1">Page </text:span></text:span><text:span text:style-name="Page_20_Number"><text:span text:style-name="MT2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4-29T14:03:54</dc:date>
    <meta:print-date>2006-06-01T15:06:00</meta:print-date>
    <meta:editing-cycles>10</meta:editing-cycles>
    <meta:editing-duration>PT00H12M40S</meta:editing-duration>
    <meta:generator>OpenOffice.org/3.1$Unix OpenOffice.org_project/310m19$Build-9420</meta:generator>
    <meta:document-statistic meta:table-count="0" meta:image-count="0" meta:object-count="0" meta:page-count="4" meta:paragraph-count="82" meta:word-count="639" meta:character-count="4598"/>
  </office:meta>
</office:document-meta>
</file>